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5.0819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1"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color="#00cc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cc3300"/>
    </style:style>
    <style:style style:name="T19" style:family="text">
      <style:text-properties fo:color="#ff6666"/>
    </style:style>
    <style:style style:name="T20" style:family="text">
      <style:text-properties fo:color="#007826"/>
    </style:style>
    <style:style style:name="T21" style:family="text">
      <style:text-properties fo:color="#c9211e"/>
    </style:style>
    <style:style style:name="T22" style:family="text">
      <style:text-properties fo:color="#158466"/>
    </style:style>
    <style:style style:name="T23" style:family="text">
      <style:text-properties fo:color="#ff7b59"/>
    </style:style>
    <style:style style:name="T24" style:family="text">
      <style:text-properties fo:color="#66cc00"/>
    </style:style>
    <style:style style:name="T25" style:family="text">
      <style:text-properties fo:color="#000000"/>
    </style:style>
    <style:style style:name="T26" style:family="text">
      <style:text-properties fo:color="#f10d0c" fo:font-weight="normal" fo:font-style="normal" style:font-weight-asian="normal" style:font-weight-complex="normal" style:font-style-asian="normal" style:font-style-complex="normal"/>
    </style:style>
    <style:style style:name="T27" style:family="text">
      <style:text-properties fo:color="#ff9900"/>
    </style:style>
    <style:style style:name="T28" style:family="text">
      <style:text-properties fo:color="#81d41a"/>
    </style:style>
    <style:style style:name="T29" style:family="text">
      <style:text-properties fo:color="#111111"/>
    </style:style>
    <style:style style:name="T30" style:family="text">
      <style:text-properties fo:color="#669900"/>
    </style:style>
    <style:style style:name="T31" style:family="text">
      <style:text-properties fo:color="#cc9900"/>
    </style:style>
    <style:style style:name="T32" style:family="text">
      <style:text-properties fo:color="#996633"/>
    </style:style>
    <style:style style:name="T33" style:family="text">
      <style:text-properties fo:color="#ffff00"/>
    </style:style>
    <style:style style:name="T34"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9">بند،</text:span> بندھا، شریک گرفتی بندھ، <text:span text:style-name="T10">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4.1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9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table:style-name="ce23"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1">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1">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1">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1">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1">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 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7">درستگی</text:span>، <text:span text:style-name="T10">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7.103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8">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1"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9">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9">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20">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1">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1">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1">بلا واسطہ تکمل</text:span>،ب<text:span text:style-name="T22">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3">سیدھی رسائی، سیدھی وصولی</text:span><text:span text:style-name="T22">،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4">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0">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9">قیمت توقع، توقع،</text:span><text:span text:style-name="T25">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1">،</text:span><text:span text:style-name="T25">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9">فرضی عدد</text:span>، <text:span text:style-name="T14">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6">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9">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9">آئن</text:span>، <text:span text:style-name="T1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9">بارداری عمل، </text:span><text:span text:style-name="T1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7">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7">، گہرائی پر حرکت پذیری</text:span>،<text:span text:style-name="T1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1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9">یک سُر تفاعل</text:span>، <text:span text:style-name="T1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28">خالص قوت</text:span></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7">تقابل پذیر،</text:span> معمول شدہ</text:p>
          </table:table-cell>
          <table:table-cell office:value-type="string" calcext:value-type="string">
            <text:p><text:span text:style-name="T27">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باہمی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9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9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9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غمگیر</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8">لٹکن</text:span>، <text:span text:style-name="T3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9">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09"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0">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7">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1">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3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3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9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5">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3">عبوری امکان، عبوری احتمال</text:span>، <text:span text:style-name="T14">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7">عبوری دور</text:span>،<text:span text:style-name="T14">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1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9">مجموعی رفتار</text:span>،<text:span text:style-name="T15">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a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37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6">00/00/0000</text:date>, <text:time style:data-style-name="N2" text:time-value="11:53:58.7871069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2-06T15:22:39.961214572</dc:date>
    <meta:editing-duration>P95DT1H46S</meta:editing-duration>
    <meta:editing-cycles>4154</meta:editing-cycles>
    <meta:generator>LibreOffice/6.4.7.2$Linux_X86_64 LibreOffice_project/40$Build-2</meta:generator>
    <meta:document-statistic meta:table-count="3" meta:cell-count="675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